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5682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5682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6 - Karkat! Man, you were out for a long time. I have made so many plans for these humans while you were asleep. Do you know how many plans have 8een made?</text:p>
      <text:p text:style-name="P1">Yes! Aaaaaaaall of them. So many irons too. Guess where the irons are!</text:p>
      <text:p text:style-name="P1">They are........</text:p>
      <text:p text:style-name="P1">IN</text:p>
      <text:p text:style-name="P1">THE</text:p>
      <text:p text:style-name="P1">FIIIIIIIIRE!!!!!!!! ::::)</text:p>
      <text:p text:style-name="P1">Fine, I will take a 8r8k, Karkat. 8ut only 8ecause you were so polite a8out it.</text:p>
      <text:p text:style-name="P1">It will give me a chance to go get some stuff done!</text:p>
      <text:p text:style-name="P1">KV7 - Die? Lame.</text:p>
      <text:p text:style-name="P1">Karkat, there is a8solutely no chance we are going to die.</text:p>
      <text:p text:style-name="P1">Not with my luck! I got all of it, remem8er?</text:p>
      <text:p text:style-name="P1">_</text:p>
      <text:p text:style-name="P1">KM5 - Pst!</text:p>
      <text:p text:style-name="P1">Hey, what's your deal?</text:p>
      <text:p text:style-name="P1">I'm talking to you!</text:p>
      <text:p text:style-name="P1">Nothing really! It's just you haven't said one word to me since we got here.</text:p>
      <text:p text:style-name="P1">In fact, we've hardly spoken in weeks! Not since you gave me that nice dress.</text:p>
      <text:p text:style-name="P1">That was gr8, remem8er that? What happened to all that? You used to meddle and 8ug and fuss over me all the time. It was annoying, 8ut kinda fun!</text:p>
      <text:p text:style-name="P1">I don't know. It would 8e cool if we could catch up some time though.</text:p>
      <text:p text:style-name="P1">Whatever! Stuff. Anything!</text:p>
      <text:p text:style-name="P1">You are really strange, fussyfangs. I don't get you anymore.</text:p>
      <text:p text:style-name="P1"><text:soft-page-break/>That was some pretty sweet chainsaw work earlier. Pretty 8rutal, really! Didn't think you had it in you.</text:p>
      <text:p text:style-name="P1">Hey, you weren't settling a score with him there 8y any chance?</text:p>
      <text:p text:style-name="P1">I've got a pretty keen nose for revenge. Could it 8e that you had a thing for him and were upset when he went for me instead? Hmmmmmmmm?</text:p>
      <text:p text:style-name="P1">Yes, I think I must 8e on to something here! Anyway if that's the case, sorry a8out the 8ad 8r8k!</text:p>
      <text:p text:style-name="P1">Hey, which one are you spying on there? Someone new to meddle with?</text:p>
      <text:p text:style-name="P1">Fiiiiiiiine, god.</text:p>
      <text:p text:style-name="P1">_</text:p>
      <text:p text:style-name="P1">EA1 - Hey.</text:p>
      <text:p text:style-name="P1">So........</text:p>
      <text:p text:style-name="P1">Nothing.</text:p>
      <text:p text:style-name="P1">Standing by the old horn pile I see.</text:p>
      <text:p text:style-name="P1">Yeah........</text:p>
      <text:p text:style-name="P1">Ok then. Carry on I guess.</text:p>
      <text:p text:style-name="P1">It was fun, Eridan. While it lasted.</text:p>
      <text:p text:style-name="P1">8ut it ran its course! I don't know what else to tell you.</text:p>
      <text:p text:style-name="P1">If you say so, Dualscar! 8est of luck with that.</text:p>
      <text:p text:style-name="P1">Too 8ad the luck's all mine now! Hahahaha.</text:p>
      <text:p text:style-name="P1">EA2 - Eridan! Do I detect Black Romance in the air????????</text:p>
      <text:p text:style-name="P1">&lt;3&lt; &lt;3&lt; &lt;3&lt; &lt;3&lt; &lt;3&lt; &lt;3&lt; &lt;3&lt; &lt;3&lt;</text:p>
      <text:p text:style-name="P1">_</text:p>
      <text:p text:style-name="P1">GM1 - What?</text:p>
      <text:p text:style-name="P1">Aww. ::::)</text:p>
      <text:p text:style-name="P1">_</text:p>
      <text:p text:style-name="P1">EZ3 - I must say, I am really disgusted 8y how you've resorted to <text:soft-page-break/>following orders from that low class slo8 with the hideous mutant 8lood.</text:p>
      <text:p text:style-name="P1">I thought you were 8etter than that! I thought WE were 8etter than that.</text:p>
      <text:p text:style-name="P1">Whoa, alright! I was just messing with you, dude. As if I really give a shit a8out any of that!</text:p>
      <text:p text:style-name="P1">Hahahahahahahaha.</text:p>
      <text:p text:style-name="P1">_</text:p>
      <text:p text:style-name="P1">TN15 - Tavros, they look amazing. YOU look amazing.</text:p>
      <text:p text:style-name="P1">8eing a8le to walk suits you so much 8etter. Have I ever told you how much of a loser you were when you were a cripple? It's a real shame a8out how that had to happen to you.</text:p>
      <text:p text:style-name="P1">You're welcome! Now, how do those 8ad 8oys handle on stairs?</text:p>
      <text:p text:style-name="P1">Worst advice you could ever receive. I demand that you spend the next several hours mastering stairs.</text:p>
      <text:p text:style-name="P1">Come on, what would that fakey 8ullshit fantasy asshole Rufio say a8out this?</text:p>
      <text:p text:style-name="P1">Exactly! Now hop to it, and don't think twice a8out it, or I'll know. We don't want to have to do it the hard way now, do we?</text:p>
      <text:p text:style-name="P1">_</text:p>
      <text:p text:style-name="P1">NL1 - *Marquise Mindfang shares the innocent young catgirl's giggle, as she surreptitiously reaches for an orn8 dagger concealed in her 8oot!*</text:p>
      <text:p text:style-name="P1">How a8out my spidersona? It's adora8le!</text:p>
      <text:p text:style-name="P1">::::(</text:p>
      <text:p text:style-name="P1">_</text:p>
      <text:p text:style-name="P1">FP1 - So! You sure seem excited a8out the alien kids. What gives????????</text:p>
      <text:p text:style-name="P1">Oh?</text:p>
      <text:p text:style-name="P1">::::|</text:p>
      <text:p text:style-name="P1">Sure I would! We all have our off days. Hey, if you need someone to talk to, I'm...</text:p>
      <text:p text:style-name="P1"><text:soft-page-break/>That was...</text:p>
      <text:p text:style-name="P1">Surprisingly nasty of you.</text:p>
      <text:p text:style-name="P1">I'm impressed!</text:p>
      <text:p text:style-name="P1">Friendship? I don't know if...</text:p>
      <text:p text:style-name="P1">W8 a minute. Why you!!!!!!!! You almost got me AGAIN!</text:p>
      <text:p text:style-name="P1">Have I ever told you how awesome you are, Peixes?</text:p>
      <text:p text:style-name="P1">_</text:p>
      <text:p text:style-name="P1">AB1 - Hey dead girl! How's 8eing dead treating you?</text:p>
      <text:p text:style-name="P1">Yeah, sure! If you wanted to 8e technically inaccur8. It would still 8urn though, so touche!</text:p>
      <text:p text:style-name="P1">Yeah 8ut you won't!</text:p>
      <text:p text:style-name="P1">You saw the demon up close, right? You fought him! Or at least your doppelgangers did.</text:p>
      <text:p text:style-name="P1">What was he like!</text:p>
      <text:p text:style-name="P1">Primarily I'm interested in your take on his weaknesses, tactical disadvantages, stuff like that.</text:p>
      <text:p text:style-name="P1">Wouldn't you like to know!!!!!!!!</text:p>
      <text:p text:style-name="P1">_</text:p>
      <text:p text:style-name="P1">SC2 - Sollux, I never got to simultaneously thank you and reprimand you for tracing that money transfer.</text:p>
      <text:p text:style-name="P1">On the one hand, it made Terezi rich, and now she won't stop lording it over me!</text:p>
      <text:p text:style-name="P1">Shh! 8ut on the other hand, you've opened up a whole world to me with this discovery. So many people to meddle with, so many plans to hatch.</text:p>
      <text:p text:style-name="P1">So really, my reaction to it is twofold. Somewhat 8ipolar if you will. Don't you think that's appropri8?</text:p>
      <text:p text:style-name="P1">Stop saying fish things, everyone thinks it's annoying!!!!!!!!</text:p>
      <text:p text:style-name="P1">_</text:p>
      <text:p text:style-name="P1">TP5 - The Scourge Sisters are 8ack in action! Yeah!!!!!!!!</text:p>
      <text:p text:style-name="P1"><text:soft-page-break/>Sure we are! You'll find out. Just give it a few hours.</text:p>
      <text:p text:style-name="P1">Yes!!!!!!!! That's the spirit, Redglare.</text:p>
      <text:p text:style-name="P1">TP6 - Hey, if it isn't miss money8ags! How are you enjoying your fa8ulous wealth!</text:p>
      <text:p text:style-name="P1">If it was me, I would feel ashamed to get rich that way. 8y having a secret admirer just hand it to me like that, rather than earning it. That's just me though!</text:p>
      <text:p text:style-name="P1">I guess you're right. I'm just giving you a hard time!</text:p>
      <text:p text:style-name="P1">You know, like the good old days. Don't you miss our friendly rivalry sometimes?</text:p>
      <text:p text:style-name="P1">Sure! So to speak.</text:p>
      <text:p text:style-name="P1">Anyway, just so you know, you're not the only one who can play a chumpy 8oy, and manipul8 him into doing what you want.</text:p>
      <text:p text:style-name="P1">In fact, I'm not even going to use any powers! Just to prove it's no 8ig deal.</text:p>
      <text:p text:style-name="P1">You'll see!!!!!!!! Oops, smell. Haha, 8n't it a 8ummer you never died????????</text:p>
      <text:p text:style-name="P1">Oh well. Anyway, let's get this party started. I declare the chumpy impressiona8le human 8oy-off to 8e........</text:p>
      <text:p text:style-name="P1">OOOOOOOON! :::;)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99" meta:word-count="995" meta:character-count="5189"/>
    <meta:generator>OpenOffice/4.1.2$Win32 OpenOffice.org_project/412m3$Build-9782</meta:generator>
  </office:meta>
</office:document-meta>
</file>